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Whitney" fo:font-size="11.25pt" fo:letter-spacing="normal" fo:font-style="normal" fo:font-weight="normal" officeooo:paragraph-rsid="000945d4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Whitney" fo:font-size="11.25pt" fo:letter-spacing="normal" fo:font-style="normal" fo:font-weight="normal" officeooo:rsid="000945d4" officeooo:paragraph-rsid="000945d4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Whitney" fo:font-size="11.25pt" fo:letter-spacing="normal" fo:font-style="normal" style:text-underline-style="solid" style:text-underline-width="auto" style:text-underline-color="font-color" fo:font-weight="bold" officeooo:rsid="000945d4" officeooo:paragraph-rsid="000945d4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Whitney" fo:font-size="26pt" fo:letter-spacing="normal" fo:font-style="normal" style:text-underline-style="solid" style:text-underline-width="auto" style:text-underline-color="font-color" fo:font-weight="bold" officeooo:rsid="000945d4" officeooo:paragraph-rsid="000945d4" style:font-size-asian="26pt" style:font-weight-asian="bold" style:font-size-complex="26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inherit" fo:font-size="12pt" fo:letter-spacing="normal" fo:font-style="normal" fo:font-weight="normal" officeooo:paragraph-rsid="000945d4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font-name="Whitney" fo:font-size="11.25pt" fo:letter-spacing="normal" fo:font-style="normal" fo:font-weight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font-name="Whitney" fo:font-size="11.25pt" fo:letter-spacing="normal" fo:font-style="normal" fo:font-weight="normal" officeooo:paragraph-rsid="000945d4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font-name="Whitney" fo:font-size="11.25pt" fo:letter-spacing="normal" fo:font-style="normal" fo:font-weight="normal" officeooo:rsid="000945d4" officeooo:paragraph-rsid="000945d4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font-name="Whitney" fo:font-size="11.25pt" fo:letter-spacing="normal" fo:font-style="normal" fo:font-weight="normal" officeooo:rsid="000b0b44" officeooo:paragraph-rsid="000945d4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font-name="Whitney" fo:font-size="11.25pt" fo:letter-spacing="normal" fo:font-style="normal" style:text-underline-style="solid" style:text-underline-width="auto" style:text-underline-color="font-color" fo:font-weight="bold" officeooo:rsid="000945d4" officeooo:paragraph-rsid="000945d4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font-name="Whitney" fo:font-size="11.25pt" fo:letter-spacing="normal" fo:font-style="normal" style:text-underline-style="solid" style:text-underline-width="auto" style:text-underline-color="font-color" fo:font-weight="bold" officeooo:rsid="000945d4" officeooo:paragraph-rsid="000b0b44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font-name="Whitney" fo:font-size="11.25pt" fo:letter-spacing="normal" fo:font-style="normal" style:text-underline-style="none" fo:font-weight="normal" officeooo:rsid="000b0b44" officeooo:paragraph-rsid="000b0b4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45d4"/>
    </style:style>
    <style:style style:name="T3" style:family="text">
      <style:text-properties officeooo:rsid="000b0b44"/>
    </style:style>
    <style:style style:name="T4" style:family="text">
      <style:text-properties officeooo:rsid="000c4b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am Log</text:p>
      <text:p text:style-name="P2"/>
      <text:p text:style-name="P3">Meeting 1:</text:p>
      <text:p text:style-name="P2">Developed a group understanding of the requirements of Iteration 2. Used this shared understanding to create a rough outline of the user stories and acceptance criteria we would need to hit in the coming weeks.</text:p>
      <text:p text:style-name="P2"/>
      <text:p text:style-name="P2">Rough Notes Below:</text:p>
      <text:p text:style-name="P1">1) Put data in database (write more later)</text:p>
      <text:p text:style-name="P1"/>
      <text:p text:style-name="P1">2a) As a student I should be able to login to access surveys.</text:p>
      <text:p text:style-name="P1">- I should be able to enter my zID and zpass into appropriate fields</text:p>
      <text:p text:style-name="P1">- When I press'submit', if zID and zpass were entered correctly, take me to my homepage</text:p>
      <text:p text:style-name="P1">-If entered incorrectly, will be prompted to try again</text:p>
      <text:p text:style-name="P1">2b) As a student I should be able to see a list of unanswered surveys</text:p>
      <text:p text:style-name="P1">2c) Survey page time-out</text:p>
      <text:p text:style-name="P5">2d) Optional questions (should not need to be completed)</text:p>
      <text:p text:style-name="P5"/>
      <text:p text:style-name="P6">3a) Admins can't complete surveys</text:p>
      <text:p text:style-name="P7">3b) Admins should be able to close a survey</text:p>
      <text:p text:style-name="P7">- once the surey is closed a link to the results page for that survey will appear on the homepage of students and staff related to that course</text:p>
      <text:p text:style-name="P7">3c) <text:span text:style-name="T2">A </text:span>course offering will only ever have one survey associated with it at a time -once a new survey is created it will override the prev survey</text:p>
      <text:p text:style-name="P7"/>
      <text:p text:style-name="P7">4a) Staff member access to reviewing surveys page</text:p>
      <text:p text:style-name="P7">4b) Staff can add optional questions to surveys</text:p>
      <text:p text:style-name="P7">4c) Staff can login and be recognised as separate from admin users</text:p>
      <text:p text:style-name="P7"/>
      <text:p text:style-name="P7"/>
      <text:p text:style-name="P10">Meeting 2:</text:p>
      <text:p text:style-name="P8">Using refined user stories general roles were outlined-</text:p>
      <text:p text:style-name="P8"><text:span text:style-name="T1">Nick- </text:span>Front End</text:p>
      <text:p text:style-name="P8"><text:span text:style-name="T1">James-</text:span> sqlalchemy/database design, optional questions</text:p>
      <text:p text:style-name="P8"><text:span text:style-name="T1">Kadu-</text:span> <text:span text:style-name="T3">Converting ‘sever’ functions to fit database design (sqlalchemy queries and additions).</text:span></text:p>
      <text:p text:style-name="P8"><text:span text:style-name="T1">George-</text:span> Authentication module, diagrams, <text:span text:style-name="T3">log.</text:span></text:p>
      <text:p text:style-name="P8"/>
      <text:p text:style-name="P9"/>
      <text:p text:style-name="P11">Meeting <text:span text:style-name="T3">3:</text:span></text:p>
      <text:p text:style-name="P12">Progress Check</text:p>
      <text:p text:style-name="P12">- Semantics of user stories adjusted to suit personal issues and group discrepancies e.g. Whether or not admins can add optional questions.</text:p>
      <text:p text:style-name="P12">- Details of front-end to back-end interaction will work (the workflow of the website outlined)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oft-page-break/>Meeting <text:span text:style-name="T3">4:</text:span></text:p>
      <text:p text:style-name="P12">Final Checkup</text:p>
      <text:p text:style-name="P12">- Ensured every detail is being covered and the pieces will be cohesive when brought together.</text:p>
      <text:p text:style-name="P12">- <text:span text:style-name="T4">Extra requirements from the webcms notice also distributed.</text:span></text:p>
      <text:p text:style-name="P12"><text:tab/>- <text:span text:style-name="T4">George takes revised class diagram</text:span></text:p>
      <text:p text:style-name="P12"><text:span text:style-name="T4"><text:tab/>- Kadu takes velocity diagram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0:18:45.560842474</meta:creation-date>
    <dc:date>2017-10-11T20:42:17.171693014</dc:date>
    <meta:editing-duration>PT2M51S</meta:editing-duration>
    <meta:editing-cycles>1</meta:editing-cycles>
    <meta:document-statistic meta:table-count="0" meta:image-count="0" meta:object-count="0" meta:page-count="2" meta:paragraph-count="35" meta:word-count="344" meta:character-count="2006" meta:non-whitespace-character-count="1695"/>
    <meta:generator>LibreOffice/5.1.6.2$Linux_X86_64 LibreOffice_project/10m0$Build-2</meta:generator>
  </office:meta>
</office:document-meta>
</file>